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David Samue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November 19</text:p>
      <text:p text:style-name="P4">Month<text:tab/><text:tab/><text:tab/><text:tab/><text:tab/><text:tab/>November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Mr S Morais/</text:p>
      <text:p text:style-name="P2"><text:tab/>My Dear Sir/</text:p>
      <text:p text:style-name="P2"><text:tab/><text:tab/>As you are so kind/ to offer to translate my/ Pedigree--I send you herewith/ the book./</text:p>
      <text:p text:style-name="P2"><text:tab/>It is not important for you/ to hurry with it &amp; I beg/ you will do it entirely at/ your leisure./ <text:s/>I am/ Yours respectly[sic!]/ David Samuel/</text:p>
      <text:p text:style-name="P2">Philad<text:span text:style-name="T2">a</text:span><text:span text:style-name="T3">. 19 Nov</text:span><text:span text:style-name="T2">r</text:span><text:span text:style-name="T3">./</text:span></text:p>
      <text:p text:style-name="P2"><text:span text:style-name="T3">P[/ inserted by author]S_ It is only requisite for you/ to make out the Pedigree down/ to my Grandfather </text:span><text:span text:style-name="T4">David</text:span><text:span text:style-name="T5"> [?]--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5:14:06.63</meta:creation-date>
    <meta:document-statistic meta:table-count="0" meta:image-count="0" meta:object-count="0" meta:page-count="2" meta:paragraph-count="66" meta:word-count="237" meta:character-count="1650"/>
    <dc:date>2012-01-24T15:18:14.49</dc:date>
    <dc:creator>Penn Libraries</dc:creator>
    <meta:editing-duration>PT00H04M07S</meta:editing-duration>
    <meta:editing-cycles>1</meta:editing-cycles>
    <meta:generator>OpenOffice.org/3.2$Win32 OpenOffice.org_project/320m12$Build-9483</meta:generator>
  </office:meta>
</office:document-meta>
</file>